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top="0.0694in" fo:margin-bottom="0.0694in" fo:line-height="100%"/>
    </style:style>
    <style:style style:name="T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3" style:parent-style-name="Normale" style:family="paragraph">
      <style:paragraph-properties fo:margin-top="0.0694in" fo:margin-bottom="0.0694in" fo:line-height="100%"/>
    </style:style>
    <style:style style:name="T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3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5" style:parent-style-name="Normale" style:list-style-name="LFO1" style:family="paragraph">
      <style:paragraph-properties fo:margin-top="0.0694in" fo:margin-bottom="0.0694in" fo:line-height="100%"/>
    </style:style>
    <style:style style:name="T1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9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3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5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9" style:parent-style-name="Normale" style:list-style-name="LFO1" style:family="paragraph">
      <style:paragraph-properties fo:margin-top="0.0694in" fo:margin-bottom="0.0694in" fo:line-height="100%"/>
    </style:style>
    <style:style style:name="T3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3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5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9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3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4" style:parent-style-name="Normale" style:family="paragraph">
      <style:paragraph-properties fo:margin-top="0.0694in" fo:margin-bottom="0.0694in" fo:line-height="100%"/>
    </style:style>
    <style:style style:name="T4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46" style:parent-style-name="Normale" style:list-style-name="LFO2" style:family="paragraph">
      <style:paragraph-properties fo:margin-top="0.0694in" fo:margin-bottom="0.0694in" fo:line-height="100%"/>
    </style:style>
    <style:style style:name="T4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5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5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54" style:parent-style-name="Normale" style:list-style-name="LFO2" style:family="paragraph">
      <style:paragraph-properties fo:margin-top="0.0694in" fo:margin-bottom="0.0694in" fo:line-height="100%"/>
    </style:style>
    <style:style style:name="T5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5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5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5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6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62" style:parent-style-name="Normale" style:list-style-name="LFO2" style:family="paragraph">
      <style:paragraph-properties fo:margin-top="0.0694in" fo:margin-bottom="0.0694in" fo:line-height="100%"/>
    </style:style>
    <style:style style:name="T6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6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6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6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70" style:parent-style-name="Normale" style:list-style-name="LFO2" style:family="paragraph">
      <style:paragraph-properties fo:margin-top="0.0694in" fo:margin-bottom="0.0694in" fo:line-height="100%"/>
    </style:style>
    <style:style style:name="T7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7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7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7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7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76" style:parent-style-name="Normale" style:list-style-name="LFO2" style:family="paragraph">
      <style:paragraph-properties fo:margin-top="0.0694in" fo:margin-bottom="0.0694in" fo:line-height="100%"/>
    </style:style>
    <style:style style:name="T7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7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7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8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8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8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86" style:parent-style-name="Normale" style:list-style-name="LFO2" style:family="paragraph">
      <style:paragraph-properties fo:margin-top="0.0694in" fo:margin-bottom="0.0694in" fo:line-height="100%"/>
    </style:style>
    <style:style style:name="T8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8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9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9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94" style:parent-style-name="Normale" style:family="paragraph">
      <style:paragraph-properties fo:margin-top="0.0694in" fo:margin-bottom="0.0694in" fo:line-height="100%"/>
    </style:style>
    <style:style style:name="T9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96" style:parent-style-name="Normale" style:family="paragraph">
      <style:paragraph-properties fo:margin-top="0.0694in" fo:margin-bottom="0.0694in" fo:line-height="100%"/>
    </style:style>
    <style:style style:name="T9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9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0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0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0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0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0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1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1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1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1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1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1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1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1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1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1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2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2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2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2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2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2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2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2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2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2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30" style:parent-style-name="Normale" style:family="paragraph">
      <style:paragraph-properties fo:margin-top="0.0694in" fo:margin-bottom="0.0694in" fo:line-height="100%"/>
    </style:style>
    <style:style style:name="T13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132" style:parent-style-name="Normale" style:list-style-name="LFO3" style:family="paragraph">
      <style:paragraph-properties fo:margin-top="0.0694in" fo:margin-bottom="0.0694in" fo:line-height="100%"/>
    </style:style>
    <style:style style:name="T13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3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3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3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3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3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3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40" style:parent-style-name="Normale" style:list-style-name="LFO3" style:family="paragraph">
      <style:paragraph-properties fo:margin-top="0.0694in" fo:margin-bottom="0.0694in" fo:line-height="100%"/>
    </style:style>
    <style:style style:name="T14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4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4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44" style:parent-style-name="Normale" style:list-style-name="LFO3" style:family="paragraph">
      <style:paragraph-properties fo:margin-top="0.0694in" fo:margin-bottom="0.0694in" fo:line-height="100%"/>
    </style:style>
    <style:style style:name="T14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4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4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4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4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5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5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52" style:parent-style-name="Normale" style:family="paragraph">
      <style:paragraph-properties fo:margin-top="0.0694in" fo:margin-bottom="0.0694in" fo:line-height="100%"/>
    </style:style>
    <style:style style:name="T15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154" style:parent-style-name="Normale" style:family="paragraph">
      <style:paragraph-properties fo:margin-top="0.0694in" fo:margin-bottom="0.0694in" fo:line-height="100%"/>
    </style:style>
    <style:style style:name="T15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5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5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5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5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6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6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6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6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6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6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6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6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6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6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7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7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7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7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7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7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7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7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7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7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8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8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8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8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8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8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86" style:parent-style-name="Normale" style:family="paragraph">
      <style:paragraph-properties fo:margin-top="0.0694in" fo:margin-bottom="0.0694in" fo:line-height="100%"/>
    </style:style>
    <style:style style:name="T18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188" style:parent-style-name="Normale" style:family="paragraph">
      <style:paragraph-properties fo:margin-top="0.0694in" fo:margin-bottom="0.0694in" fo:line-height="100%"/>
    </style:style>
    <style:style style:name="T18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9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9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9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9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9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9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9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9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9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9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0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0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02" style:parent-style-name="Normale" style:family="paragraph">
      <style:paragraph-properties fo:margin-top="0.0694in" fo:margin-bottom="0.0694in" fo:line-height="100%"/>
    </style:style>
    <style:style style:name="T20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204" style:parent-style-name="Normale" style:family="paragraph">
      <style:paragraph-properties fo:margin-top="0.0694in" fo:margin-bottom="0.0694in" fo:line-height="100%"/>
    </style:style>
    <style:style style:name="T20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0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0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0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0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1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1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1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1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1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1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1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1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1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1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2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2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2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2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2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2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2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2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28" style:parent-style-name="Normale" style:family="paragraph">
      <style:paragraph-properties fo:margin-top="0.0694in" fo:margin-bottom="0.0694in" fo:line-height="100%"/>
    </style:style>
    <style:style style:name="T22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230" style:parent-style-name="Normale" style:list-style-name="LFO4" style:family="paragraph">
      <style:paragraph-properties fo:margin-top="0.0694in" fo:margin-bottom="0.0694in" fo:line-height="100%"/>
    </style:style>
    <style:style style:name="T23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3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3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3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3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3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3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3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3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4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4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4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4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44" style:parent-style-name="Normale" style:list-style-name="LFO4" style:family="paragraph">
      <style:paragraph-properties fo:margin-top="0.0694in" fo:margin-bottom="0.0694in" fo:line-height="100%"/>
    </style:style>
    <style:style style:name="T24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4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4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4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4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5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5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5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5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5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5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56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5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58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5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60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6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62" style:parent-style-name="Normale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63" style:parent-style-name="Normale" style:list-style-name="LFO4" style:family="paragraph">
      <style:paragraph-properties fo:margin-top="0.0694in" fo:margin-bottom="0.0694in" fo:line-height="100%"/>
    </style:style>
    <style:style style:name="T26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65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6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67" style:parent-style-name="Normale" style:family="paragraph">
      <style:paragraph-properties fo:margin-top="0.0694in" fo:margin-bottom="0.0694in" fo:line-height="100%"/>
    </style:style>
    <style:style style:name="T26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269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</office:automatic-styles>
  <office:body>
    <office:text text:use-soft-page-breaks="true">
      <text:p text:style-name="P1"><text:span text:style-name="T2">Riassunto di Spazi Vettoriali</text:span></text:p>
      <text:p text:style-name="P3"><text:span text:style-name="T4">Un<text:s/></text:span><text:span text:style-name="T5">spazio vettoriale</text:span><text:span text:style-name="T6"><text:s/>su un campo<text:s/></text:span><text:span text:style-name="T7">F</text:span><text:span text:style-name="T8"><text:s/>(come i numeri reali<text:s/></text:span><text:span text:style-name="T9">R</text:span><text:span text:style-name="T10"><text:s/>o i numeri complessi<text:s/></text:span><text:span text:style-name="T11">C</text:span><text:span text:style-name="T12">) è un insieme<text:s/></text:span><text:span text:style-name="T13">V</text:span><text:span text:style-name="T14"><text:s/>con due operazioni:</text:span></text:p>
      <text:list text:style-name="LFO1" text:continue-numbering="true">
        <text:list-item>
          <text:p text:style-name="P15"><text:span text:style-name="T16">Somma tra vettori: Per ogni coppia di vettori<text:s/></text:span><text:span text:style-name="T17">x</text:span><text:span text:style-name="T18">,<text:s/></text:span><text:span text:style-name="T19">y</text:span><text:span text:style-name="T20"><text:s/>in<text:s/></text:span><text:span text:style-name="T21">V</text:span><text:span text:style-name="T22">, la loro somma<text:s/></text:span><text:span text:style-name="T23">x</text:span><text:span text:style-name="T24"><text:s/>+<text:s/></text:span><text:span text:style-name="T25">y</text:span><text:span text:style-name="T26"><text:s/>è anche un vettore in<text:s/></text:span><text:span text:style-name="T27">V</text:span><text:span text:style-name="T28">.</text:span></text:p>
        </text:list-item>
        <text:list-item>
          <text:p text:style-name="P29"><text:span text:style-name="T30">Prodotto scalare-vettore: Per ogni scalare<text:s/></text:span><text:span text:style-name="T31">α</text:span><text:span text:style-name="T32"><text:s/>in<text:s/></text:span><text:span text:style-name="T33">F</text:span><text:span text:style-name="T34"><text:s/>e ogni vettore<text:s/></text:span><text:span text:style-name="T35">x</text:span><text:span text:style-name="T36"><text:s/>in<text:s/></text:span><text:span text:style-name="T37">V</text:span><text:span text:style-name="T38">, il loro prodotto<text:s/></text:span><text:span text:style-name="T39">αx</text:span><text:span text:style-name="T40"><text:s/>è un vettore in<text:s/></text:span><text:span text:style-name="T41">V</text:span><text:span text:style-name="T42">.</text:span></text:p>
        </text:list-item>
      </text:list>
      <text:p text:style-name="P43">Queste operazioni devono soddisfare alcune proprietà fondamentali come l'associatività, la commutatività della somma, l'esistenza di un vettore nullo e di un inverso additivo per ogni vettore, e le proprietà distributive.</text:p>
      <text:p text:style-name="P44"><text:span text:style-name="T45">Esempi di spazi vettoriali:</text:span></text:p>
      <text:list text:style-name="LFO2" text:continue-numbering="true">
        <text:list-item>
          <text:p text:style-name="P46"><text:span text:style-name="T47">Lo spazio<text:s/></text:span><text:span text:style-name="T48">Fn</text:span><text:span text:style-name="T49"><text:s/>delle<text:s/></text:span><text:span text:style-name="T50">n</text:span><text:span text:style-name="T51">-uple di elementi di<text:s/></text:span><text:span text:style-name="T52">F</text:span><text:span text:style-name="T53">.</text:span></text:p>
        </text:list-item>
        <text:list-item>
          <text:p text:style-name="P54"><text:span text:style-name="T55">L'insieme<text:s/></text:span><text:span text:style-name="T56">C(I)</text:span><text:span text:style-name="T57"><text:s/>delle funzioni continue da un intervallo<text:s/></text:span><text:span text:style-name="T58">I</text:span><text:span text:style-name="T59"><text:s/>in<text:s/></text:span><text:span text:style-name="T60">F</text:span><text:span text:style-name="T61">.</text:span></text:p>
        </text:list-item>
        <text:list-item>
          <text:p text:style-name="P62"><text:span text:style-name="T63">L'insieme<text:s/></text:span><text:span text:style-name="T64">C(Ω)</text:span><text:span text:style-name="T65"><text:s/>delle funzioni continue da uno spazio topologico<text:s/></text:span><text:span text:style-name="T66">Ω</text:span><text:span text:style-name="T67"><text:s/>in<text:s/></text:span><text:span text:style-name="T68">F</text:span><text:span text:style-name="T69">.</text:span></text:p>
        </text:list-item>
        <text:list-item>
          <text:p text:style-name="P70"><text:span text:style-name="T71">L'insieme<text:s/></text:span><text:span text:style-name="T72">P</text:span><text:span text:style-name="T73"><text:s/>di tutti i polinomi con coefficienti in<text:s/></text:span><text:span text:style-name="T74">F</text:span><text:span text:style-name="T75">.</text:span></text:p>
        </text:list-item>
        <text:list-item>
          <text:p text:style-name="P76"><text:span text:style-name="T77">Il prodotto diretto<text:s/></text:span><text:span text:style-name="T78">V</text:span><text:span text:style-name="T79"><text:s/>×<text:s/></text:span><text:span text:style-name="T80">W</text:span><text:span text:style-name="T81"><text:s/>di due spazi vettoriali<text:s/></text:span><text:span text:style-name="T82">V</text:span><text:span text:style-name="T83"><text:s/>e<text:s/></text:span><text:span text:style-name="T84">W</text:span><text:span text:style-name="T85">.</text:span></text:p>
        </text:list-item>
        <text:list-item>
          <text:p text:style-name="P86"><text:span text:style-name="T87">L'insieme<text:s/></text:span><text:span text:style-name="T88">F(S, V)</text:span><text:span text:style-name="T89"><text:s/>delle funzioni da un insieme<text:s/></text:span><text:span text:style-name="T90">S</text:span><text:span text:style-name="T91"><text:s/>a uno spazio vettoriale<text:s/></text:span><text:span text:style-name="T92">V</text:span><text:span text:style-name="T93">.</text:span></text:p>
        </text:list-item>
      </text:list>
      <text:p text:style-name="P94"><text:span text:style-name="T95">Sottospazi Vettoriali</text:span></text:p>
      <text:p text:style-name="P96"><text:span text:style-name="T97">Un<text:s/></text:span><text:span text:style-name="T98">sottospazio vettoriale</text:span><text:span text:style-name="T99"><text:s/>di<text:s/></text:span><text:span text:style-name="T100">V</text:span><text:span text:style-name="T101"><text:s/>è un sottoinsieme<text:s/></text:span><text:span text:style-name="T102">U</text:span><text:span text:style-name="T103"><text:s/>di<text:s/></text:span><text:span text:style-name="T104">V</text:span><text:span text:style-name="T105"><text:s/>che è esso stesso uno spazio vettoriale con le stesse operazioni di<text:s/></text:span><text:span text:style-name="T106">V</text:span><text:span text:style-name="T107">. Un sottoinsieme<text:s/></text:span><text:span text:style-name="T108">U</text:span><text:span text:style-name="T109"><text:s/>di<text:s/></text:span><text:span text:style-name="T110">V</text:span><text:span text:style-name="T111"><text:s/>è un sottospazio vettoriale se e solo se è chiuso rispetto alle combinazioni lineari, ovvero se per ogni<text:s/></text:span><text:span text:style-name="T112">x</text:span><text:span text:style-name="T113">,<text:s/></text:span><text:span text:style-name="T114">y</text:span><text:span text:style-name="T115"><text:s/>in<text:s/></text:span><text:span text:style-name="T116">U</text:span><text:span text:style-name="T117"><text:s/>e per ogni<text:s/></text:span><text:span text:style-name="T118">α</text:span><text:span text:style-name="T119">,<text:s/></text:span><text:span text:style-name="T120">β</text:span><text:span text:style-name="T121"><text:s/>in<text:s/></text:span><text:span text:style-name="T122">F</text:span><text:span text:style-name="T123">, il vettore<text:s/></text:span><text:span text:style-name="T124">αx</text:span><text:span text:style-name="T125"><text:s/>+<text:s/></text:span><text:span text:style-name="T126">βy</text:span><text:span text:style-name="T127"><text:s/>è anche in<text:s/></text:span><text:span text:style-name="T128">U</text:span><text:span text:style-name="T129">.</text:span></text:p>
      <text:p text:style-name="P130"><text:span text:style-name="T131">Esempi di sottospazi vettoriali:</text:span></text:p>
      <text:list text:style-name="LFO3" text:continue-numbering="true">
        <text:list-item>
          <text:p text:style-name="P132"><text:span text:style-name="T133">Per ogni spazio vettoriale<text:s/></text:span><text:span text:style-name="T134">V</text:span><text:span text:style-name="T135">, {0} e<text:s/></text:span><text:span text:style-name="T136">V</text:span><text:span text:style-name="T137"><text:s/>sono sottospazi vettoriali di<text:s/></text:span><text:span text:style-name="T138">V</text:span><text:span text:style-name="T139">.</text:span></text:p>
        </text:list-item>
        <text:list-item>
          <text:p text:style-name="P140"><text:span text:style-name="T141">Le rette passanti per l'origine sono sottospazi vettoriali del piano<text:s/></text:span><text:span text:style-name="T142">R2</text:span><text:span text:style-name="T143">.</text:span></text:p>
        </text:list-item>
        <text:list-item>
          <text:p text:style-name="P144"><text:span text:style-name="T145">L'insieme<text:s/></text:span><text:span text:style-name="T146">Pd</text:span><text:span text:style-name="T147"><text:s/>dei polinomi di grado al più<text:s/></text:span><text:span text:style-name="T148">d</text:span><text:span text:style-name="T149"><text:s/>è un sottospazio vettoriale di<text:s/></text:span><text:span text:style-name="T150">P</text:span><text:span text:style-name="T151">.</text:span></text:p>
        </text:list-item>
      </text:list>
      <text:p text:style-name="P152"><text:span text:style-name="T153">Combinazioni Lineari e Indipendenza Lineare</text:span></text:p>
      <text:p text:style-name="P154"><text:span text:style-name="T155">Dati<text:s/></text:span><text:span text:style-name="T156">k</text:span><text:span text:style-name="T157"><text:s/>vettori<text:s/></text:span><text:span text:style-name="T158">v1</text:span><text:span text:style-name="T159">, ...,<text:s/></text:span><text:span text:style-name="T160">vk</text:span><text:span text:style-name="T161"><text:s/>in uno spazio vettoriale<text:s/></text:span><text:span text:style-name="T162">V</text:span><text:span text:style-name="T163">, una<text:s/></text:span><text:span text:style-name="T164">combinazione lineare</text:span><text:span text:style-name="T165"><text:s/>di questi vettori è un vettore della forma<text:s/></text:span><text:span text:style-name="T166">α1v1</text:span><text:span text:style-name="T167"><text:s/>+ ... +<text:s/></text:span><text:span text:style-name="T168">αkvk</text:span><text:span text:style-name="T169">, dove<text:s/></text:span><text:span text:style-name="T170">α1</text:span><text:span text:style-name="T171">, ...,<text:s/></text:span><text:span text:style-name="T172">αk</text:span><text:span text:style-name="T173"><text:s/>sono scalari. I vettori<text:s/></text:span><text:span text:style-name="T174">v1</text:span><text:span text:style-name="T175">, ...,<text:s/></text:span><text:span text:style-name="T176">vk</text:span><text:span text:style-name="T177"><text:s/>si dicono<text:s/></text:span><text:span text:style-name="T178">linearmente indipendenti</text:span><text:span text:style-name="T179"><text:s/>se l'unica combinazione lineare che dà come risultato il vettore nullo è quella con tutti i coefficienti<text:s/></text:span><text:span text:style-name="T180">α1</text:span><text:span text:style-name="T181"><text:s/>= ... =<text:s/></text:span><text:span text:style-name="T182">αk</text:span><text:span text:style-name="T183"><text:s/>= 0. Altrimenti, si dicono<text:s/></text:span><text:span text:style-name="T184">linearmente dipendenti</text:span><text:span text:style-name="T185">.</text:span></text:p>
      <text:p text:style-name="P186"><text:span text:style-name="T187">Basi e Dimensione</text:span></text:p>
      <text:p text:style-name="P188"><text:span text:style-name="T189">Una<text:s/></text:span><text:span text:style-name="T190">base</text:span><text:span text:style-name="T191"><text:s/>di uno spazio vettoriale<text:s/></text:span><text:span text:style-name="T192">V</text:span><text:span text:style-name="T193"><text:s/>è un insieme di vettori linearmente indipendenti che generano<text:s/></text:span><text:span text:style-name="T194">V</text:span><text:span text:style-name="T195"><text:s/>tramite combinazioni lineari. La<text:s/></text:span><text:span text:style-name="T196">dimensione</text:span><text:span text:style-name="T197"><text:s/>di<text:s/></text:span><text:span text:style-name="T198">V</text:span><text:span text:style-name="T199">, denotata con dim<text:s/></text:span><text:span text:style-name="T200">V</text:span><text:span text:style-name="T201">, è la cardinalità (numero di elementi) di una sua base.</text:span></text:p>
      <text:p text:style-name="P202"><text:span text:style-name="T203">Applicazioni Lineari</text:span></text:p>
      <text:soft-page-break/>
      <text:p text:style-name="P204"><text:span text:style-name="T205">Un'</text:span><text:span text:style-name="T206">applicazione lineare</text:span><text:span text:style-name="T207"><text:s/>tra due spazi vettoriali<text:s/></text:span><text:span text:style-name="T208">V</text:span><text:span text:style-name="T209"><text:s/>e<text:s/></text:span><text:span text:style-name="T210">W</text:span><text:span text:style-name="T211"><text:s/>è una funzione<text:s/></text:span><text:span text:style-name="T212">T</text:span><text:span text:style-name="T213"><text:s/>:<text:s/></text:span><text:span text:style-name="T214">V</text:span><text:span text:style-name="T215"><text:s/>→<text:s/></text:span><text:span text:style-name="T216">W</text:span><text:span text:style-name="T217"><text:s/>che preserva le operazioni di somma e prodotto scalare-vettore:<text:s/></text:span><text:span text:style-name="T218">T(αx + βy) = αTx + βTy</text:span><text:span text:style-name="T219"><text:s/>per ogni<text:s/></text:span><text:span text:style-name="T220">x, y</text:span><text:span text:style-name="T221"><text:s/>in<text:s/></text:span><text:span text:style-name="T222">V</text:span><text:span text:style-name="T223"><text:s/>e<text:s/></text:span><text:span text:style-name="T224">α, β</text:span><text:span text:style-name="T225"><text:s/>in<text:s/></text:span><text:span text:style-name="T226">F</text:span><text:span text:style-name="T227">.</text:span></text:p>
      <text:p text:style-name="P228"><text:span text:style-name="T229">Proprietà importanti:</text:span></text:p>
      <text:list text:style-name="LFO4" text:continue-numbering="true">
        <text:list-item>
          <text:p text:style-name="P230"><text:span text:style-name="T231">Il<text:s/></text:span><text:span text:style-name="T232">nucleo</text:span><text:span text:style-name="T233"><text:s/>di<text:s/></text:span><text:span text:style-name="T234">T</text:span><text:span text:style-name="T235">, denotato con Ker<text:s/></text:span><text:span text:style-name="T236">T</text:span><text:span text:style-name="T237">, è l'insieme dei vettori<text:s/></text:span><text:span text:style-name="T238">x</text:span><text:span text:style-name="T239"><text:s/>in<text:s/></text:span><text:span text:style-name="T240">V</text:span><text:span text:style-name="T241"><text:s/>tali che<text:s/></text:span><text:span text:style-name="T242">Tx = 0</text:span><text:span text:style-name="T243">.</text:span></text:p>
        </text:list-item>
        <text:list-item>
          <text:p text:style-name="P244"><text:span text:style-name="T245">L'</text:span><text:span text:style-name="T246">immagine</text:span><text:span text:style-name="T247"><text:s/>di<text:s/></text:span><text:span text:style-name="T248">T</text:span><text:span text:style-name="T249">, denotata con Im<text:s/></text:span><text:span text:style-name="T250">T</text:span><text:span text:style-name="T251">, è l'insieme dei vettori<text:s/></text:span><text:span text:style-name="T252">y</text:span><text:span text:style-name="T253"><text:s/>in<text:s/></text:span><text:span text:style-name="T254">W</text:span><text:span text:style-name="T255"><text:s/>tali che esiste un<text:s/></text:span><text:span text:style-name="T256">x</text:span><text:span text:style-name="T257"><text:s/>in<text:s/></text:span><text:span text:style-name="T258">V</text:span><text:span text:style-name="T259"><text:s/>con<text:s/></text:span><text:span text:style-name="T260">Tx = y</text:span><text:span text:style-name="T261">.</text:span></text:p>
        </text:list-item>
        <text:list-item>
          <text:p text:style-name="P262">Un'applicazione lineare è iniettiva se e solo se il suo nucleo è {0}.</text:p>
        </text:list-item>
        <text:list-item>
          <text:p text:style-name="P263"><text:span text:style-name="T264">Un'applicazione lineare è suriettiva se e solo se la sua immagine è uguale a<text:s/></text:span><text:span text:style-name="T265">W</text:span><text:span text:style-name="T266">.</text:span></text:p>
        </text:list-item>
      </text:list>
      <text:p text:style-name="P267"><text:span text:style-name="T268">Matrici e Applicazioni Lineari</text:span></text:p>
      <text:p text:style-name="P269">Ogni applicazione lineare tra spazi vettoriali di dimensione finita può essere rappresentata da una matrice. La matrice associata a un'applicazione lineare dipende dalla scelta delle basi per gli spazi vettoriali di partenza e di arrivo.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STAGNO ANDREA</meta:initial-creator>
    <dc:creator>ROSTAGNO ANDREA</dc:creator>
    <meta:creation-date>2024-06-29T09:20:00Z</meta:creation-date>
    <dc:date>2024-06-29T09:21:00Z</dc:date>
    <meta:template xlink:href="Normal" xlink:type="simple"/>
    <meta:editing-cycles>1</meta:editing-cycles>
    <meta:editing-duration>PT60S</meta:editing-duration>
    <meta:document-statistic meta:page-count="2" meta:paragraph-count="6" meta:word-count="464" meta:character-count="3108" meta:row-count="22" meta:non-whitespace-character-count="2650"/>
  </office:meta>
</office:document-meta>
</file>